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 new Roman" svg:font-family="'Time new Roman'"/>
    <style:font-face style:name="Time new roman" svg:font-family="'Time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acketsTypes" style:family="table">
      <style:table-properties style:width="14.102cm" fo:margin-left="0.646cm" table:align="left" fo:background-color="transparent">
        <style:background-image/>
      </style:table-properties>
    </style:style>
    <style:style style:name="PacketsTypes.A" style:family="table-column">
      <style:table-column-properties style:column-width="4.207cm"/>
    </style:style>
    <style:style style:name="PacketsTypes.B" style:family="table-column">
      <style:table-column-properties style:column-width="9.895cm"/>
    </style:style>
    <style:style style:name="PacketsTypes.1" style:family="table-row">
      <style:table-row-properties fo:background-color="transparent">
        <style:background-image/>
      </style:table-row-properties>
    </style:style>
    <style:style style:name="PacketsTypes.A1" style:family="table-cell">
      <style:table-cell-properties style:vertical-align="middle" fo:padding="0cm" fo:border="none" style:writing-mode="page"/>
    </style:style>
    <style:style style:name="CR" style:family="table" style:master-page-name="">
      <style:table-properties style:width="12.49cm" fo:margin-left="2.233cm" style:page-number="auto" table:align="left" fo:keep-with-next="always"/>
    </style:style>
    <style:style style:name="CR.A" style:family="table-column">
      <style:table-column-properties style:column-width="3.44cm"/>
    </style:style>
    <style:style style:name="CR.B" style:family="table-column">
      <style:table-column-properties style:column-width="5.662cm"/>
    </style:style>
    <style:style style:name="CR.C" style:family="table-column">
      <style:table-column-properties style:column-width="3.388cm"/>
    </style:style>
    <style:style style:name="CR.A1" style:family="table-cell">
      <style:table-cell-properties fo:padding="0.049cm" fo:border-left="none" fo:border-right="none" fo:border-top="none" fo:border-bottom="0.05pt dashed #000000" style:writing-mode="page"/>
    </style:style>
    <style:style style:name="CR.B1" style:family="table-cell">
      <style:table-cell-properties fo:padding="0.049cm" fo:border-left="0.05pt dashed #000000" fo:border-right="none" fo:border-top="none" fo:border-bottom="0.05pt dashed #000000" style:writing-mode="page"/>
    </style:style>
    <style:style style:name="CR.A2" style:family="table-cell">
      <style:table-cell-properties fo:padding="0.049cm" fo:border="none" style:writing-mode="page"/>
    </style:style>
    <style:style style:name="CR.B2" style:family="table-cell">
      <style:table-cell-properties fo:padding="0.049cm" fo:border-left="0.05pt dashed #000000" fo:border-right="none" fo:border-top="none" fo:border-bottom="none" style:writing-mode="page"/>
    </style:style>
    <style:style style:name="SPM" style:family="table" style:master-page-name="">
      <style:table-properties style:width="12.49cm" fo:margin-left="2.21cm" style:page-number="auto" table:align="left" fo:background-color="transparent" fo:keep-with-next="always">
        <style:background-image/>
      </style:table-properties>
    </style:style>
    <style:style style:name="SPM.A" style:family="table-column">
      <style:table-column-properties style:column-width="3.466cm"/>
    </style:style>
    <style:style style:name="SPM.B" style:family="table-column">
      <style:table-column-properties style:column-width="5.662cm"/>
    </style:style>
    <style:style style:name="SPM.C" style:family="table-column">
      <style:table-column-properties style:column-width="3.362cm"/>
    </style:style>
    <style:style style:name="SPM.1" style:family="table-row">
      <style:table-row-properties fo:background-color="transparent">
        <style:background-image/>
      </style:table-row-properties>
    </style:style>
    <style:style style:name="SPM.A1" style:family="table-cell">
      <style:table-cell-properties fo:padding="0.049cm" fo:border-left="none" fo:border-right="none" fo:border-top="none" fo:border-bottom="0.05pt dashed #000000" style:writing-mode="page"/>
    </style:style>
    <style:style style:name="SPM.B1" style:family="table-cell">
      <style:table-cell-properties fo:padding="0.049cm" fo:border-left="0.05pt dashed #000000" fo:border-right="none" fo:border-top="none" fo:border-bottom="0.05pt dashed #000000" style:writing-mode="page"/>
    </style:style>
    <style:style style:name="SPM.2" style:family="table-row">
      <style:table-row-properties style:min-row-height="0.704cm" fo:background-color="transparent">
        <style:background-image/>
      </style:table-row-properties>
    </style:style>
    <style:style style:name="SPM.A2" style:family="table-cell">
      <style:table-cell-properties fo:padding="0.049cm" fo:border="none" style:writing-mode="page"/>
    </style:style>
    <style:style style:name="SPM.B2" style:family="table-cell">
      <style:table-cell-properties fo:padding="0.049cm" fo:border-left="0.05pt dashed #000000" fo:border-right="none" fo:border-top="none" fo:border-bottom="none" style:writing-mode="page"/>
    </style:style>
    <style:style style:name="Tableau1" style:family="table" style:master-page-name="">
      <style:table-properties style:width="15.796cm" fo:margin-left="0.672cm" style:page-number="auto" table:align="left" fo:background-color="transparent" fo:keep-with-next="always">
        <style:background-image/>
      </style:table-properties>
    </style:style>
    <style:style style:name="Tableau1.A" style:family="table-column">
      <style:table-column-properties style:column-width="2.672cm"/>
    </style:style>
    <style:style style:name="Tableau1.B" style:family="table-column">
      <style:table-column-properties style:column-width="3.784cm"/>
    </style:style>
    <style:style style:name="Tableau1.C" style:family="table-column">
      <style:table-column-properties style:column-width="3.016cm"/>
    </style:style>
    <style:style style:name="Tableau1.D" style:family="table-column">
      <style:table-column-properties style:column-width="3.466cm"/>
    </style:style>
    <style:style style:name="Tableau1.E" style:family="table-column">
      <style:table-column-properties style:column-width="2.858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49cm" fo:border-left="none" fo:border-right="none" fo:border-top="none" fo:border-bottom="0.05pt dashed #000000" style:writing-mode="page"/>
    </style:style>
    <style:style style:name="Tableau1.B1" style:family="table-cell">
      <style:table-cell-properties fo:padding="0.049cm" fo:border-left="0.05pt dashed #000000" fo:border-right="none" fo:border-top="none" fo:border-bottom="0.05pt dashed #000000" style:writing-mode="page"/>
    </style:style>
    <style:style style:name="Tableau1.A2" style:family="table-cell">
      <style:table-cell-properties fo:padding="0.049cm" fo:border="none" style:writing-mode="page"/>
    </style:style>
    <style:style style:name="Tableau1.B2" style:family="table-cell">
      <style:table-cell-properties fo:padding="0.049cm" fo:border-left="0.05pt dashed #000000" fo:border-right="none" fo:border-top="none" fo:border-bottom="none" style:writing-mode="page"/>
    </style:style>
    <style:style style:name="Tableau2" style:family="table" style:master-page-name="">
      <style:table-properties style:width="12.49cm" fo:margin-left="2.21cm" style:page-number="auto" table:align="left" fo:background-color="transparent" fo:keep-with-next="always">
        <style:background-image/>
      </style:table-properties>
    </style:style>
    <style:style style:name="Tableau2.A" style:family="table-column">
      <style:table-column-properties style:column-width="3.466cm"/>
    </style:style>
    <style:style style:name="Tableau2.B" style:family="table-column">
      <style:table-column-properties style:column-width="5.662cm"/>
    </style:style>
    <style:style style:name="Tableau2.C" style:family="table-column">
      <style:table-column-properties style:column-width="3.362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.049cm" fo:border-left="none" fo:border-right="none" fo:border-top="none" fo:border-bottom="0.05pt dashed #000000" style:writing-mode="page"/>
    </style:style>
    <style:style style:name="Tableau2.B1" style:family="table-cell">
      <style:table-cell-properties fo:padding="0.049cm" fo:border-left="0.05pt dashed #000000" fo:border-right="none" fo:border-top="none" fo:border-bottom="0.05pt dashed #000000" style:writing-mode="page"/>
    </style:style>
    <style:style style:name="Tableau2.A2" style:family="table-cell">
      <style:table-cell-properties fo:padding="0.049cm" fo:border="none" style:writing-mode="page"/>
    </style:style>
    <style:style style:name="Tableau2.B2" style:family="table-cell">
      <style:table-cell-properties fo:padding="0.049cm" fo:border-left="0.05pt dashed #000000" fo:border-right="none" fo:border-top="none" fo:border-bottom="none" style:writing-mode="page"/>
    </style:style>
    <style:style style:name="Tableau4" style:family="table" style:master-page-name="">
      <style:table-properties style:width="7.911cm" fo:margin-left="4.826cm" style:page-number="auto" table:align="left" fo:background-color="transparent" fo:keep-with-next="always">
        <style:background-image/>
      </style:table-properties>
    </style:style>
    <style:style style:name="Tableau4.A" style:family="table-column">
      <style:table-column-properties style:column-width="3.969cm"/>
    </style:style>
    <style:style style:name="Tableau4.B" style:family="table-column">
      <style:table-column-properties style:column-width="3.942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padding="0.049cm" fo:border-left="none" fo:border-right="none" fo:border-top="none" fo:border-bottom="0.05pt dashed #000000" style:writing-mode="page"/>
    </style:style>
    <style:style style:name="Tableau4.B1" style:family="table-cell">
      <style:table-cell-properties fo:padding="0.049cm" fo:border-left="0.05pt dashed #000000" fo:border-right="none" fo:border-top="none" fo:border-bottom="0.05pt dashed #000000" style:writing-mode="page"/>
    </style:style>
    <style:style style:name="Tableau4.A2" style:family="table-cell">
      <style:table-cell-properties fo:padding="0.049cm" fo:border="none" style:writing-mode="page"/>
    </style:style>
    <style:style style:name="Tableau4.B2" style:family="table-cell">
      <style:table-cell-properties fo:padding="0.049cm" fo:border-left="0.05pt dashed #000000" fo:border-right="none" fo:border-top="none" fo:border-bottom="none" style:writing-mode="page"/>
    </style:style>
    <style:style style:name="ErrorCodes" style:family="table">
      <style:table-properties style:width="12.012cm" fo:margin-left="2.021cm" table:align="left"/>
    </style:style>
    <style:style style:name="ErrorCodes.A" style:family="table-column">
      <style:table-column-properties style:column-width="3.307cm"/>
    </style:style>
    <style:style style:name="ErrorCodes.B" style:family="table-column">
      <style:table-column-properties style:column-width="8.705cm"/>
    </style:style>
    <style:style style:name="ErrorCodes.A1" style:family="table-cell">
      <style:table-cell-properties style:writing-mode="page"/>
    </style:style>
    <style:style style:name="Tableau3" style:family="table" style:master-page-name="">
      <style:table-properties style:width="12.49cm" fo:margin-left="2.21cm" style:page-number="auto" table:align="left" fo:background-color="transparent" fo:keep-with-next="always">
        <style:background-image/>
      </style:table-properties>
    </style:style>
    <style:style style:name="Tableau3.A" style:family="table-column">
      <style:table-column-properties style:column-width="3.466cm"/>
    </style:style>
    <style:style style:name="Tableau3.B" style:family="table-column">
      <style:table-column-properties style:column-width="5.662cm"/>
    </style:style>
    <style:style style:name="Tableau3.C" style:family="table-column">
      <style:table-column-properties style:column-width="3.362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padding="0.049cm" fo:border-left="none" fo:border-right="none" fo:border-top="none" fo:border-bottom="0.05pt dashed #000000" style:writing-mode="page"/>
    </style:style>
    <style:style style:name="Tableau3.B1" style:family="table-cell">
      <style:table-cell-properties fo:padding="0.049cm" fo:border-left="0.05pt dashed #000000" fo:border-right="none" fo:border-top="none" fo:border-bottom="0.05pt dashed #000000" style:writing-mode="page"/>
    </style:style>
    <style:style style:name="Tableau3.A2" style:family="table-cell">
      <style:table-cell-properties fo:padding="0.049cm" fo:border="none" style:writing-mode="page"/>
    </style:style>
    <style:style style:name="Tableau3.B2" style:family="table-cell">
      <style:table-cell-properties fo:padding="0.049cm" fo:border-left="0.05pt dashed #000000" fo:border-right="none" fo:border-top="none" fo:border-bottom="none" style:writing-mode="page"/>
    </style:style>
    <style:style style:name="P1" style:family="paragraph" style:parent-style-name="Header">
      <style:text-properties style:font-name="Time new Roman" fo:font-size="12pt" officeooo:rsid="001af975" officeooo:paragraph-rsid="001af975" style:font-size-asian="12pt" style:font-size-complex="12pt"/>
    </style:style>
    <style:style style:name="P2" style:family="paragraph" style:parent-style-name="Header">
      <style:text-properties style:font-name="Time new Roman" fo:font-size="12pt" officeooo:rsid="00176667" officeooo:paragraph-rsid="00176667" style:font-size-asian="12pt" style:font-size-complex="12pt"/>
    </style:style>
    <style:style style:name="P3" style:family="paragraph" style:parent-style-name="Figure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</style:style>
    <style:style style:name="P4" style:family="paragraph" style:parent-style-name="Figure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officeooo:paragraph-rsid="0086d724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Time new roman" fo:font-size="12pt" fo:font-weight="bold" officeooo:rsid="001f0fa7" officeooo:paragraph-rsid="001f0fa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Time new roman" fo:font-size="12pt" fo:font-weight="bold" officeooo:rsid="00531adc" officeooo:paragraph-rsid="00531ad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 new roman" fo:font-size="12pt" officeooo:rsid="001f0fa7" officeooo:paragraph-rsid="001f0fa7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 new roman" fo:font-size="12pt" officeooo:rsid="001958f4" officeooo:paragraph-rsid="001958f4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 new roman" fo:font-size="12pt" officeooo:rsid="001958f4" officeooo:paragraph-rsid="001958f4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 new roman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 new roman" fo:font-size="12pt" fo:font-weight="bold" officeooo:rsid="001958f4" officeooo:paragraph-rsid="001958f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5184b9" officeooo:paragraph-rsid="005184b9" style:font-weight-asian="bold" style:font-weight-complex="bold"/>
    </style:style>
    <style:style style:name="P13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officeooo:rsid="005184b9" officeooo:paragraph-rsid="005184b9"/>
    </style:style>
    <style:style style:name="P14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style:font-name="Time new roman" fo:font-size="12pt" officeooo:rsid="00531adc" officeooo:paragraph-rsid="00531adc" style:font-size-asian="12pt" style:font-size-complex="12pt"/>
    </style:style>
    <style:style style:name="P1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fo:font-size="12pt" officeooo:rsid="006158fc" officeooo:paragraph-rsid="005184b9" style:font-size-asian="12pt" style:font-size-complex="12pt"/>
    </style:style>
    <style:style style:name="P1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fo:font-size="12pt" officeooo:rsid="00531adc" officeooo:paragraph-rsid="00531adc" style:font-size-asian="12pt" style:font-size-complex="12pt"/>
    </style:style>
    <style:style style:name="P1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fo:font-size="12pt" officeooo:rsid="00590fbb" officeooo:paragraph-rsid="00590fbb" style:font-size-asian="12pt" style:font-size-complex="12pt"/>
    </style:style>
    <style:style style:name="P1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fo:font-size="12pt" officeooo:rsid="001f0fa7" officeooo:paragraph-rsid="001f0fa7" style:font-size-asian="12pt" style:font-size-complex="12pt"/>
    </style:style>
    <style:style style:name="P1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fo:font-size="12pt" officeooo:rsid="001f0fa7" officeooo:paragraph-rsid="00565fff" style:font-size-asian="12pt" style:font-size-complex="12pt"/>
    </style:style>
    <style:style style:name="P2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fo:font-size="12pt" officeooo:rsid="0021ede1" officeooo:paragraph-rsid="0021ede1" style:font-size-asian="12pt" style:font-size-complex="12pt"/>
    </style:style>
    <style:style style:name="P2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fo:font-size="12pt" officeooo:rsid="0024a1f8" officeooo:paragraph-rsid="0024a1f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fo:font-size="12pt" officeooo:rsid="00277765" officeooo:paragraph-rsid="0036f50f" style:font-size-asian="12pt" style:font-size-complex="12pt"/>
    </style:style>
    <style:style style:name="P2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paragraph-rsid="005c0242"/>
    </style:style>
    <style:style style:name="P2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paragraph-rsid="0024a1f8"/>
    </style:style>
    <style:style style:name="P2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paragraph-rsid="0030ec7e"/>
    </style:style>
    <style:style style:name="P2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paragraph-rsid="0036f50f"/>
    </style:style>
    <style:style style:name="P2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paragraph-rsid="0038b63f"/>
    </style:style>
    <style:style style:name="P2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5184b9" officeooo:paragraph-rsid="005184b9"/>
    </style:style>
    <style:style style:name="P29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officeooo:paragraph-rsid="0030ec7e"/>
    </style:style>
    <style:style style:name="P30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officeooo:paragraph-rsid="00340b4f"/>
    </style:style>
    <style:style style:name="P31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style:font-name="Time new roman" fo:font-size="12pt" officeooo:rsid="001f0fa7" officeooo:paragraph-rsid="001f0fa7" style:font-size-asian="12pt" style:font-size-complex="12pt"/>
    </style:style>
    <style:style style:name="P3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reak-before="page" fo:background-color="transparent"/>
      <style:text-properties officeooo:paragraph-rsid="0036f50f"/>
    </style:style>
    <style:style style:name="P33" style:family="paragraph" style:parent-style-name="Table_20_Contents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fo:font-size="12pt" officeooo:rsid="001f0fa7" officeooo:paragraph-rsid="001f0fa7" style:font-size-asian="12pt" style:font-size-complex="12pt"/>
    </style:style>
    <style:style style:name="P34" style:family="paragraph" style:parent-style-name="Table_20_Contents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 new roman" fo:font-size="12pt" officeooo:rsid="001f0fa7" officeooo:paragraph-rsid="001f0fa7" style:font-size-asian="12pt" style:font-size-complex="12pt"/>
    </style:style>
    <style:style style:name="P35" style:family="paragraph" style:parent-style-name="Table_20_Contents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 new roman" fo:font-size="12pt" officeooo:rsid="002e5d29" officeooo:paragraph-rsid="002e5d29" style:font-size-asian="12pt" style:font-size-complex="12pt"/>
    </style:style>
    <style:style style:name="P36" style:family="paragraph" style:parent-style-name="Table_20_Contents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 new roman" officeooo:rsid="002e5d29" officeooo:paragraph-rsid="002e5d29"/>
    </style:style>
    <style:style style:name="P37" style:family="paragraph" style:parent-style-name="Table_20_Contents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 new roman" officeooo:rsid="002e5d29" officeooo:paragraph-rsid="00340b4f"/>
    </style:style>
    <style:style style:name="P38" style:family="paragraph" style:parent-style-name="Table_20_Contents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paragraph-rsid="001f0fa7"/>
    </style:style>
    <style:style style:name="P39" style:family="paragraph" style:parent-style-name="Table_20_Contents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officeooo:rsid="006f8b4f" officeooo:paragraph-rsid="006f8b4f"/>
    </style:style>
    <style:style style:name="P40" style:family="paragraph" style:parent-style-name="Table_20_Contents">
      <loext:graphic-properties draw:fill="none"/>
      <style:paragraph-properties fo:margin-left="0.499cm" fo:margin-right="0.3cm" fo:text-align="center" style:justify-single-word="false" fo:text-indent="0cm" style:auto-text-indent="false" fo:background-color="transparent" text:number-lines="false" text:line-number="0"/>
      <style:text-properties style:font-name="Time new roman" officeooo:rsid="002e5d29" officeooo:paragraph-rsid="002e5d29"/>
    </style:style>
    <style:style style:name="P4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Time new roman" officeooo:rsid="002e5d29" officeooo:paragraph-rsid="002e5d29"/>
    </style:style>
    <style:style style:name="P4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Time new roman" officeooo:rsid="002e5d29" officeooo:paragraph-rsid="0030ec7e"/>
    </style:style>
    <style:style style:name="P4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Time new roman" officeooo:rsid="002e5d29" officeooo:paragraph-rsid="0031ccf1"/>
    </style:style>
    <style:style style:name="P4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Time new roman" officeooo:rsid="002e5d29" officeooo:paragraph-rsid="00340b4f"/>
    </style:style>
    <style:style style:name="P4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Time new roman" fo:font-size="12pt" officeooo:rsid="0022baaa" officeooo:paragraph-rsid="0022baaa" style:font-size-asian="12pt" style:font-size-complex="12pt"/>
    </style:style>
    <style:style style:name="P4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Time new roman" officeooo:rsid="00311237" officeooo:paragraph-rsid="00311237"/>
    </style:style>
    <style:style style:name="P4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Time new roman" officeooo:rsid="00331564" officeooo:paragraph-rsid="00331564"/>
    </style:style>
    <style:style style:name="P4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Time new roman" officeooo:rsid="003545c6" officeooo:paragraph-rsid="003545c6"/>
    </style:style>
    <style:style style:name="P4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paragraph-rsid="00311237"/>
    </style:style>
    <style:style style:name="P5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paragraph-rsid="0031ccf1"/>
    </style:style>
    <style:style style:name="P5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paragraph-rsid="00340b4f"/>
    </style:style>
    <style:style style:name="P52" style:family="paragraph" style:parent-style-name="Text_20_body">
      <style:text-properties officeooo:rsid="009f9d10" officeooo:paragraph-rsid="009f9d10"/>
    </style:style>
    <style:style style:name="P53" style:family="paragraph" style:parent-style-name="Text_20_body">
      <style:paragraph-properties fo:break-before="page"/>
      <style:text-properties officeooo:rsid="009f9d10" officeooo:paragraph-rsid="009f9d10"/>
    </style:style>
    <style:style style:name="T1" style:family="text">
      <style:text-properties officeooo:rsid="002253ac"/>
    </style:style>
    <style:style style:name="T2" style:family="text">
      <style:text-properties style:font-name="Time new roman" fo:font-size="12pt" style:font-size-asian="12pt" style:font-size-complex="12pt"/>
    </style:style>
    <style:style style:name="T3" style:family="text">
      <style:text-properties style:font-name="Time new roman" fo:font-size="12pt" officeooo:rsid="0024a1f8" style:font-size-asian="12pt" style:font-size-complex="12pt"/>
    </style:style>
    <style:style style:name="T4" style:family="text">
      <style:text-properties style:font-name="Time new roman" fo:font-size="12pt" officeooo:rsid="00277765" style:font-size-asian="12pt" style:font-size-complex="12pt"/>
    </style:style>
    <style:style style:name="T5" style:family="text">
      <style:text-properties style:font-name="Time new roman" fo:font-size="12pt" officeooo:rsid="00259713" style:font-size-asian="12pt" style:font-size-complex="12pt"/>
    </style:style>
    <style:style style:name="T6" style:family="text">
      <style:text-properties style:font-name="Time new roman" fo:font-size="12pt" officeooo:rsid="002e5d29" style:font-size-asian="12pt" style:font-size-complex="12pt"/>
    </style:style>
    <style:style style:name="T7" style:family="text">
      <style:text-properties style:font-name="Time new roman" fo:font-size="12pt" officeooo:rsid="002d2bb0" style:font-size-asian="12pt" style:font-size-complex="12pt"/>
    </style:style>
    <style:style style:name="T8" style:family="text">
      <style:text-properties style:font-name="Time new roman" fo:font-size="12pt" officeooo:rsid="002253ac" style:font-size-asian="12pt" style:font-size-complex="12pt"/>
    </style:style>
    <style:style style:name="T9" style:family="text">
      <style:text-properties style:font-name="Time new roman" fo:font-size="12pt" officeooo:rsid="003a963e" style:font-size-asian="12pt" style:font-size-complex="12pt"/>
    </style:style>
    <style:style style:name="T10" style:family="text">
      <style:text-properties style:font-name="Time new roman" fo:font-size="12pt" officeooo:rsid="003c7b5f" style:font-size-asian="12pt" style:font-size-complex="12pt"/>
    </style:style>
    <style:style style:name="T11" style:family="text">
      <style:text-properties style:font-name="Time new roman" fo:font-size="12pt" officeooo:rsid="003d6013" style:font-size-asian="12pt" style:font-size-complex="12pt"/>
    </style:style>
    <style:style style:name="T12" style:family="text">
      <style:text-properties style:font-name="Time new roman" fo:font-size="12pt" officeooo:rsid="003ef941" style:font-size-asian="12pt" style:font-size-complex="12pt"/>
    </style:style>
    <style:style style:name="T13" style:family="text">
      <style:text-properties style:font-name="Time new roman" fo:font-size="12pt" officeooo:rsid="00406178" style:font-size-asian="12pt" style:font-size-complex="12pt"/>
    </style:style>
    <style:style style:name="T14" style:family="text">
      <style:text-properties style:font-name="Time new roman" fo:font-size="12pt" officeooo:rsid="004063e1" style:font-size-asian="12pt" style:font-size-complex="12pt"/>
    </style:style>
    <style:style style:name="T15" style:family="text">
      <style:text-properties style:font-name="Time new roman" fo:font-size="12pt" officeooo:rsid="0040dc60" style:font-size-asian="12pt" style:font-size-complex="12pt"/>
    </style:style>
    <style:style style:name="T16" style:family="text">
      <style:text-properties style:font-name="Time new roman" fo:font-size="12pt" officeooo:rsid="004124b6" style:font-size-asian="12pt" style:font-size-complex="12pt"/>
    </style:style>
    <style:style style:name="T17" style:family="text">
      <style:text-properties style:font-name="Time new roman" fo:font-size="12pt" officeooo:rsid="0044381f" style:font-size-asian="12pt" style:font-size-complex="12pt"/>
    </style:style>
    <style:style style:name="T18" style:family="text">
      <style:text-properties style:font-name="Time new roman" fo:font-size="12pt" officeooo:rsid="0045f9a4" style:font-size-asian="12pt" style:font-size-complex="12pt"/>
    </style:style>
    <style:style style:name="T19" style:family="text">
      <style:text-properties style:font-name="Time new roman" fo:font-size="12pt" officeooo:rsid="004781b8" style:font-size-asian="12pt" style:font-size-complex="12pt"/>
    </style:style>
    <style:style style:name="T20" style:family="text">
      <style:text-properties style:font-name="Time new roman" fo:font-size="12pt" officeooo:rsid="00491850" style:font-size-asian="12pt" style:font-size-complex="12pt"/>
    </style:style>
    <style:style style:name="T21" style:family="text">
      <style:text-properties style:font-name="Time new roman" fo:font-size="12pt" officeooo:rsid="00590fbb" style:font-size-asian="12pt" style:font-size-complex="12pt"/>
    </style:style>
    <style:style style:name="T22" style:family="text">
      <style:text-properties style:font-name="Time new roman" fo:font-size="12pt" officeooo:rsid="005d815d" style:font-size-asian="12pt" style:font-size-complex="12pt"/>
    </style:style>
    <style:style style:name="T23" style:family="text">
      <style:text-properties style:font-name="Time new roman" fo:font-size="12pt" officeooo:rsid="005dfa68" style:font-size-asian="12pt" style:font-size-complex="12pt"/>
    </style:style>
    <style:style style:name="T24" style:family="text">
      <style:text-properties style:font-name="Time new roman" fo:font-size="12pt" officeooo:rsid="00661566" style:font-size-asian="12pt" style:font-size-complex="12pt"/>
    </style:style>
    <style:style style:name="T25" style:family="text">
      <style:text-properties style:font-name="Time new roman" fo:font-size="12pt" officeooo:rsid="00673656" style:font-size-asian="12pt" style:font-size-complex="12pt"/>
    </style:style>
    <style:style style:name="T26" style:family="text">
      <style:text-properties style:font-name="Time new roman" fo:font-size="12pt" officeooo:rsid="006ae04a" style:font-size-asian="12pt" style:font-size-complex="12pt"/>
    </style:style>
    <style:style style:name="T27" style:family="text">
      <style:text-properties style:font-name="Time new roman" fo:font-size="12pt" officeooo:rsid="006b7df1" style:font-size-asian="12pt" style:font-size-complex="12pt"/>
    </style:style>
    <style:style style:name="T28" style:family="text">
      <style:text-properties style:font-name="Time new roman" fo:font-size="12pt" officeooo:rsid="006bc7cf" style:font-size-asian="12pt" style:font-size-complex="12pt"/>
    </style:style>
    <style:style style:name="T29" style:family="text">
      <style:text-properties style:font-name="Time new roman" fo:font-size="12pt" officeooo:rsid="006be09a" style:font-size-asian="12pt" style:font-size-complex="12pt"/>
    </style:style>
    <style:style style:name="T30" style:family="text">
      <style:text-properties style:font-name="Time new roman" fo:font-size="12pt" officeooo:rsid="006c0736" style:font-size-asian="12pt" style:font-size-complex="12pt"/>
    </style:style>
    <style:style style:name="T31" style:family="text">
      <style:text-properties style:font-name="Time new roman" fo:font-size="12pt" officeooo:rsid="006cfc45" style:font-size-asian="12pt" style:font-size-complex="12pt"/>
    </style:style>
    <style:style style:name="T32" style:family="text">
      <style:text-properties style:font-name="Time new roman" fo:font-size="12pt" officeooo:rsid="006d0246" style:font-size-asian="12pt" style:font-size-complex="12pt"/>
    </style:style>
    <style:style style:name="T33" style:family="text">
      <style:text-properties style:font-name="Time new roman" fo:font-size="12pt" officeooo:rsid="005c0242" style:font-size-asian="12pt" style:font-size-complex="12pt"/>
    </style:style>
    <style:style style:name="T34" style:family="text">
      <style:text-properties style:font-name="Time new roman" fo:font-size="12pt" officeooo:rsid="007bbee9" style:font-size-asian="12pt" style:font-size-complex="12pt"/>
    </style:style>
    <style:style style:name="T35" style:family="text">
      <style:text-properties style:font-name="Time new roman" fo:font-size="12pt" officeooo:rsid="007d0956" style:font-size-asian="12pt" style:font-size-complex="12pt"/>
    </style:style>
    <style:style style:name="T36" style:family="text">
      <style:text-properties style:font-name="Time new roman" officeooo:rsid="0031ccf1"/>
    </style:style>
    <style:style style:name="T37" style:family="text">
      <style:text-properties style:font-name="Time new roman" officeooo:rsid="002e5d29"/>
    </style:style>
    <style:style style:name="T38" style:family="text">
      <style:text-properties style:font-name="Time new roman" officeooo:rsid="00331564"/>
    </style:style>
    <style:style style:name="T39" style:family="text">
      <style:text-properties style:font-name="Time new roman" officeooo:rsid="00311237"/>
    </style:style>
    <style:style style:name="T40" style:family="text">
      <style:text-properties style:font-name="Time new roman" officeooo:rsid="003545c6"/>
    </style:style>
    <style:style style:name="T41" style:family="text">
      <style:text-properties officeooo:rsid="002d2bb0"/>
    </style:style>
    <style:style style:name="T42" style:family="text">
      <style:text-properties officeooo:rsid="002de499"/>
    </style:style>
    <style:style style:name="T43" style:family="text">
      <style:text-properties fo:font-size="12pt" fo:font-style="italic" officeooo:rsid="002f6b42" style:font-size-asian="12pt" style:font-style-asian="italic" style:font-name-complex="Lohit Devanagari1" style:font-size-complex="12pt" style:font-style-complex="italic"/>
    </style:style>
    <style:style style:name="T44" style:family="text">
      <style:text-properties officeooo:rsid="005a6e7f"/>
    </style:style>
    <style:style style:name="T45" style:family="text">
      <style:text-properties officeooo:rsid="005b3fb7"/>
    </style:style>
    <style:style style:name="T46" style:family="text">
      <style:text-properties officeooo:rsid="00779337"/>
    </style:style>
    <style:style style:name="T47" style:family="text">
      <style:text-properties officeooo:rsid="0078d526"/>
    </style:style>
    <style:style style:name="T48" style:family="text">
      <style:text-properties officeooo:rsid="009aec0e"/>
    </style:style>
    <style:style style:name="T49" style:family="text">
      <style:text-properties officeooo:rsid="009c178b"/>
    </style:style>
    <style:style style:name="T50" style:family="text">
      <style:text-properties officeooo:rsid="009c9c28"/>
    </style:style>
    <style:style style:name="T51" style:family="text">
      <style:text-properties style:font-name="Time new roman" fo:font-weight="bold" style:font-weight-asian="bold" style:font-weight-complex="bold"/>
    </style:style>
    <style:style style:name="T52" style:family="text">
      <style:text-properties officeooo:rsid="00a49830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Nu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THE CHATOS PROTOCOL</text:p>
      <text:p text:style-name="P11">Version 1.0</text:p>
      <text:p text:style-name="P9"/>
      <text:p text:style-name="P8"/>
      <text:p text:style-name="P8">//<text:span text:style-name="T52">TODO description ChatOS</text:span></text:p>
      <text:p text:style-name="P5">ChatOS Packets</text:p>
      <text:p text:style-name="P7"/>
      <text:p text:style-name="P7"/>
      <text:p text:style-name="P7"/>
      <text:p text:style-name="P31">ChatOS can receive 5 types of packets which are the followings :</text:p>
      <text:p text:style-name="P18"/>
      <table:table table:name="PacketsTypes" table:style-name="PacketsTypes">
        <table:table-column table:style-name="PacketsTypes.A"/>
        <table:table-column table:style-name="PacketsTypes.B"/>
        <table:table-row table:style-name="PacketsTypes.1">
          <table:table-cell table:style-name="PacketsTypes.A1" office:value-type="string">
            <text:p text:style-name="P33">opcode</text:p>
          </table:table-cell>
          <table:table-cell table:style-name="PacketsTypes.A1" office:value-type="string">
            <text:p text:style-name="P33">operation</text:p>
          </table:table-cell>
        </table:table-row>
        <table:table-row table:style-name="PacketsTypes.1">
          <table:table-cell table:style-name="PacketsTypes.A1" office:value-type="string">
            <text:p text:style-name="P34">1</text:p>
          </table:table-cell>
          <table:table-cell table:style-name="PacketsTypes.A1" office:value-type="string">
            <text:p text:style-name="P33">Connection request <text:span text:style-name="T1">(CR)</text:span></text:p>
          </table:table-cell>
        </table:table-row>
        <table:table-row table:style-name="PacketsTypes.1">
          <table:table-cell table:style-name="PacketsTypes.A1" office:value-type="string">
            <text:p text:style-name="P34">2</text:p>
          </table:table-cell>
          <table:table-cell table:style-name="PacketsTypes.A1" office:value-type="string">
            <text:p text:style-name="P38"><text:span text:style-name="T6">Request </text:span><text:span text:style-name="T7">personnal message </text:span><text:span text:style-name="T8">(</text:span><text:span text:style-name="T6">R</text:span><text:span text:style-name="T7">PM</text:span><text:span text:style-name="T8">)</text:span></text:p>
          </table:table-cell>
        </table:table-row>
        <table:table-row table:style-name="PacketsTypes.1">
          <table:table-cell table:style-name="PacketsTypes.A1" office:value-type="string">
            <text:p text:style-name="P35">3</text:p>
          </table:table-cell>
          <table:table-cell table:style-name="PacketsTypes.A1" office:value-type="string">
            <text:p text:style-name="P33">Send <text:span text:style-name="T41">personnal message </text:span><text:span text:style-name="T1">(S</text:span><text:span text:style-name="T41">PM</text:span><text:span text:style-name="T1">)</text:span></text:p>
          </table:table-cell>
        </table:table-row>
        <table:table-row table:style-name="PacketsTypes.1">
          <table:table-cell table:style-name="PacketsTypes.A1" office:value-type="string">
            <text:p text:style-name="P35">4</text:p>
          </table:table-cell>
          <table:table-cell table:style-name="PacketsTypes.A1" office:value-type="string">
            <text:p text:style-name="P33">Send <text:span text:style-name="T42">message </text:span>for all <text:span text:style-name="T1">(S</text:span><text:span text:style-name="T42">M</text:span><text:span text:style-name="T1">A)</text:span></text:p>
          </table:table-cell>
        </table:table-row>
        <table:table-row table:style-name="PacketsTypes.1">
          <table:table-cell table:style-name="PacketsTypes.A1" office:value-type="string">
            <text:p text:style-name="P35">5</text:p>
          </table:table-cell>
          <table:table-cell table:style-name="PacketsTypes.A1" office:value-type="string">
            <text:p text:style-name="P33">TCP private connexion <text:span text:style-name="T1">(PC)</text:span></text:p>
          </table:table-cell>
        </table:table-row>
        <table:table-row table:style-name="PacketsTypes.1">
          <table:table-cell table:style-name="PacketsTypes.A1" office:value-type="string">
            <text:p text:style-name="P35">6</text:p>
          </table:table-cell>
          <table:table-cell table:style-name="PacketsTypes.A1" office:value-type="string">
            <text:p text:style-name="P33">Error code <text:span text:style-name="T1">(ERROR)</text:span></text:p>
          </table:table-cell>
        </table:table-row>
      </table:table>
      <text:p text:style-name="P19"/>
      <text:p text:style-name="P20">The opcode is the header of each sended packets.</text:p>
      <text:p text:style-name="P53"><text:span text:style-name="T51">ChatOS packets description</text:span></text:p>
      <text:p text:style-name="P52"><text:span text:style-name="T51"/></text:p>
      <text:p text:style-name="P52"><text:span text:style-name="T51"/></text:p>
      <table:table table:name="CR" table:style-name="CR">
        <table:table-column table:style-name="CR.A"/>
        <table:table-column table:style-name="CR.B"/>
        <table:table-column table:style-name="CR.C"/>
        <table:table-row>
          <table:table-cell table:style-name="CR.A1" office:value-type="string">
            <text:p text:style-name="P45">1 byte</text:p>
          </table:table-cell>
          <table:table-cell table:style-name="CR.B1" office:value-type="string">
            <text:p text:style-name="P45">2 bytes (short)</text:p>
          </table:table-cell>
          <table:table-cell table:style-name="CR.B1" office:value-type="string">
            <text:p text:style-name="P45">string</text:p>
          </table:table-cell>
        </table:table-row>
        <table:table-row>
          <table:table-cell table:style-name="CR.A2" office:value-type="string">
            <text:p text:style-name="P45">Opcode</text:p>
          </table:table-cell>
          <table:table-cell table:style-name="CR.B2" office:value-type="string">
            <text:p text:style-name="P45">Pseudo size</text:p>
          </table:table-cell>
          <table:table-cell table:style-name="CR.B2" office:value-type="string">
            <text:p text:style-name="P45">pseudo</text:p>
          </table:table-cell>
        </table:table-row>
      </table:table>
      <text:p text:style-name="P3">Figure <text:sequence text:ref-name="refFigure0" text:name="Figure" text:formula="ooow:Figure+1" style:num-format="1">1</text:sequence>: CR packet</text:p>
      <text:p text:style-name="P21"/>
      <text:p text:style-name="P24"><text:span text:style-name="T3">The CR packet (opcode </text:span><text:span text:style-name="T24">= </text:span><text:span text:style-name="T3">1) have the Figure1 format. The pseudo is encoded in UTF-8. </text:span><text:span text:style-name="T4">The pseudo need to not be used by a current user</text:span><text:span text:style-name="T5">, </text:span><text:span text:style-name="T4">you will get an error and you will not be able to connect to ChatOS if you try to connect with a used pseudo.</text:span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able:table table:name="SPM" table:style-name="SPM">
        <table:table-column table:style-name="SPM.A"/>
        <table:table-column table:style-name="SPM.B"/>
        <table:table-column table:style-name="SPM.C"/>
        <table:table-row table:style-name="SPM.1">
          <table:table-cell table:style-name="SPM.A1" office:value-type="string">
            <text:p text:style-name="P36">1 byte</text:p>
          </table:table-cell>
          <table:table-cell table:style-name="SPM.B1" office:value-type="string">
            <text:p text:style-name="P36">2 bytes (short)</text:p>
          </table:table-cell>
          <table:table-cell table:style-name="SPM.B1" office:value-type="string">
            <text:p text:style-name="P36">string</text:p>
          </table:table-cell>
        </table:table-row>
        <table:table-row table:style-name="SPM.2">
          <table:table-cell table:style-name="SPM.A2" office:value-type="string">
            <text:p text:style-name="P40">Opcode</text:p>
          </table:table-cell>
          <table:table-cell table:style-name="SPM.B2" office:value-type="string">
            <text:p text:style-name="P36">Pseudo size</text:p>
          </table:table-cell>
          <table:table-cell table:style-name="SPM.B2" office:value-type="string">
            <text:p text:style-name="P41">pseudo</text:p>
          </table:table-cell>
        </table:table-row>
      </table:table>
      <text:p text:style-name="P3">Figure <text:sequence text:ref-name="refFigure1" text:name="Figure" text:formula="ooow:Figure+1" style:num-format="1">2</text:sequence>: <text:span text:style-name="T43">RPM packet</text:span></text:p>
      <text:p text:style-name="P25"/>
      <text:p text:style-name="P26"><text:span text:style-name="T3">The </text:span><text:span text:style-name="T9">RPM</text:span><text:span text:style-name="T3"> packet (opcode </text:span><text:span text:style-name="T25">=</text:span><text:span text:style-name="T3"> </text:span><text:span text:style-name="T10">2</text:span><text:span text:style-name="T3">) have the Figure</text:span><text:span text:style-name="T11">2</text:span><text:span text:style-name="T3"> format. The pseudo is encoded in UTF-8. </text:span><text:span text:style-name="T12">The server will answer if it is possible to send a message or not.</text:span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2">1 byte</text:p>
          </table:table-cell>
          <table:table-cell table:style-name="Tableau1.B1" office:value-type="string">
            <text:p text:style-name="P42">2 bytes (short)</text:p>
          </table:table-cell>
          <table:table-cell table:style-name="Tableau1.B1" office:value-type="string">
            <text:p text:style-name="P42">string</text:p>
          </table:table-cell>
          <table:table-cell table:style-name="Tableau1.B1" office:value-type="string">
            <text:p text:style-name="P46">4 bytes (int)</text:p>
          </table:table-cell>
          <table:table-cell table:style-name="Tableau1.B1" office:value-type="string">
            <text:p text:style-name="P46">string</text:p>
          </table:table-cell>
        </table:table-row>
        <table:table-row table:style-name="Tableau1.1">
          <table:table-cell table:style-name="Tableau1.A2" office:value-type="string">
            <text:p text:style-name="P42">Opcode</text:p>
          </table:table-cell>
          <table:table-cell table:style-name="Tableau1.B2" office:value-type="string">
            <text:p text:style-name="P42">Pseudo size</text:p>
          </table:table-cell>
          <table:table-cell table:style-name="Tableau1.B2" office:value-type="string">
            <text:p text:style-name="P42">pseudo</text:p>
          </table:table-cell>
          <table:table-cell table:style-name="Tableau1.B2" office:value-type="string">
            <text:p text:style-name="P49"><text:span text:style-name="T38">message</text:span><text:span text:style-name="T39"> size</text:span></text:p>
          </table:table-cell>
          <table:table-cell table:style-name="Tableau1.B2" office:value-type="string">
            <text:p text:style-name="P47">message</text:p>
          </table:table-cell>
        </table:table-row>
      </table:table>
      <text:p text:style-name="P3">Figure <text:sequence text:ref-name="refFigure2" text:name="Figure" text:formula="ooow:Figure+1" style:num-format="1">3</text:sequence>: SPM packet</text:p>
      <text:p text:style-name="P29"/>
      <text:p text:style-name="P26"><text:span text:style-name="T3">The </text:span><text:span text:style-name="T13">SPM</text:span><text:span text:style-name="T3"> packet (opcode </text:span><text:span text:style-name="T26">=</text:span><text:span text:style-name="T3"> </text:span><text:span text:style-name="T14">3</text:span><text:span text:style-name="T3">) have the Figure</text:span><text:span text:style-name="T14">3</text:span><text:span text:style-name="T3"> format. The pseudo </text:span><text:span text:style-name="T15">adn the message</text:span><text:span text:style-name="T3"> is encoded in UTF-8. </text:span><text:span text:style-name="T16">This request assume that the RPM packet has been send and followed by a favorable answer. </text:span><text:span text:style-name="T20">The need to send before a RPM packet is necessary to lightened the network because we don’t want to send a message when the recipient does not exist (or have a problem).</text:span></text:p>
      <text:p text:style-name="P22"/>
      <text:p text:style-name="P22"/>
      <text:p text:style-name="P3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3">1 byte</text:p>
          </table:table-cell>
          <table:table-cell table:style-name="Tableau2.B1" office:value-type="string">
            <text:p text:style-name="P50"><text:span text:style-name="T36">4</text:span><text:span text:style-name="T37"> bytes (</text:span><text:span text:style-name="T36">int</text:span><text:span text:style-name="T37">)</text:span></text:p>
          </table:table-cell>
          <table:table-cell table:style-name="Tableau2.B1" office:value-type="string">
            <text:p text:style-name="P43">string</text:p>
          </table:table-cell>
        </table:table-row>
        <table:table-row table:style-name="Tableau2.1">
          <table:table-cell table:style-name="Tableau2.A2" office:value-type="string">
            <text:p text:style-name="P43">Opcode</text:p>
          </table:table-cell>
          <table:table-cell table:style-name="Tableau2.B2" office:value-type="string">
            <text:p text:style-name="P50"><text:span text:style-name="T38">Message</text:span><text:span text:style-name="T36"> size</text:span></text:p>
          </table:table-cell>
          <table:table-cell table:style-name="Tableau2.B2" office:value-type="string">
            <text:p text:style-name="P47">message</text:p>
          </table:table-cell>
        </table:table-row>
      </table:table>
      <text:p text:style-name="P3">Figure <text:sequence text:ref-name="refFigure3" text:name="Figure" text:formula="ooow:Figure+1" style:num-format="1">4</text:sequence>: SMA packet</text:p>
      <text:p text:style-name="P30"/>
      <text:p text:style-name="P26"><text:span text:style-name="T3">The </text:span><text:span text:style-name="T17">SMA</text:span><text:span text:style-name="T3"> packet (opcode </text:span><text:span text:style-name="T27">= </text:span><text:span text:style-name="T17">4</text:span><text:span text:style-name="T3">) have the Figure</text:span><text:span text:style-name="T17">4</text:span><text:span text:style-name="T3"> format. </text:span><text:span text:style-name="T18">The message </text:span><text:span text:style-name="T3">is encoded in UTF-8. </text:span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44">1 byte</text:p>
          </table:table-cell>
          <table:table-cell table:style-name="Tableau3.B1" office:value-type="string">
            <text:p text:style-name="P44">2 bytes (short)</text:p>
          </table:table-cell>
          <table:table-cell table:style-name="Tableau3.B1" office:value-type="string">
            <text:p text:style-name="P44">string</text:p>
          </table:table-cell>
        </table:table-row>
        <table:table-row table:style-name="Tableau3.1">
          <table:table-cell table:style-name="Tableau3.A2" office:value-type="string">
            <text:p text:style-name="P44">Opcode</text:p>
          </table:table-cell>
          <table:table-cell table:style-name="Tableau3.B2" office:value-type="string">
            <text:p text:style-name="P44">Pseudo size</text:p>
          </table:table-cell>
          <table:table-cell table:style-name="Tableau3.B2" office:value-type="string">
            <text:p text:style-name="P44">pseudo</text:p>
          </table:table-cell>
        </table:table-row>
      </table:table>
      <text:p text:style-name="P4">Figure <text:sequence text:ref-name="refFigure4" text:name="Figure" text:formula="ooow:Figure+1" style:num-format="1">5</text:sequence>: PC packet</text:p>
      <text:p text:style-name="P30"/>
      <text:p text:style-name="P27"><text:span text:style-name="T3">The </text:span><text:span text:style-name="T19">PC</text:span><text:span text:style-name="T3"> packet (opcode </text:span><text:span text:style-name="T28">= </text:span><text:span text:style-name="T19">5</text:span><text:span text:style-name="T3">) have the Figure</text:span><text:span text:style-name="T19">5</text:span><text:span text:style-name="T3"> format. The pseudo is encoded in UTF-8. </text:span><text:span text:style-name="T4">The pseudo need to not be used by a current user</text:span><text:span text:style-name="T5">, </text:span><text:span text:style-name="T4">you will get an error and you will not be able to connect to ChatOS if you try to connect with a used pseudo.</text:span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7">1 byte</text:p>
          </table:table-cell>
          <table:table-cell table:style-name="Tableau4.B1" office:value-type="string">
            <text:p text:style-name="P51"><text:span text:style-name="T40">1</text:span><text:span text:style-name="T37"> bytes</text:span></text:p>
          </table:table-cell>
        </table:table-row>
        <table:table-row table:style-name="Tableau4.1">
          <table:table-cell table:style-name="Tableau4.A2" office:value-type="string">
            <text:p text:style-name="P37">Opcode</text:p>
          </table:table-cell>
          <table:table-cell table:style-name="Tableau4.B2" office:value-type="string">
            <text:p text:style-name="P48">Error code</text:p>
          </table:table-cell>
        </table:table-row>
      </table:table>
      <text:p text:style-name="P3">Figure <text:sequence text:ref-name="refFigure5" text:name="Figure" text:formula="ooow:Figure+1" style:num-format="1">6</text:sequence>: ERROR packet</text:p>
      <text:p text:style-name="P30"/>
      <text:p text:style-name="P27"><text:span text:style-name="T3">The CR packet (opcode </text:span><text:span text:style-name="T29">= 6</text:span><text:span text:style-name="T3">) have the Figure</text:span><text:span text:style-name="T30">6</text:span><text:span text:style-name="T3"> format. </text:span><text:span text:style-name="T31">The error codes are describe </text:span><text:span text:style-name="T32">later</text:span><text:span text:style-name="T31">.</text:span></text:p>
      <text:p text:style-name="P6">ChatOS Formats</text:p>
      <text:p text:style-name="P14"/>
      <text:p text:style-name="P16"/>
      <text:p text:style-name="P16"/>
      <text:p text:style-name="P17">Connexion : a client A send a ‘CR’ to the server and wait a ‘ERROR’.</text:p>
      <text:p text:style-name="P17"/>
      <text:p text:style-name="P17">Personnal message : a client A send a ‘RPM’ to the server, <text:span text:style-name="T46">he wait a <text:tab/></text:span>‘ERROR’,<text:span text:style-name="T46">then </text:span>he send a ‘SPM’, the server send a ‘SPM’ to the <text:tab/>objectiv client and <text:span text:style-name="T47">finally </text:span>wait to receive a ‘ERROR’ to relay it <text:tab/>to A.</text:p>
      <text:p text:style-name="P17"/>
      <text:p text:style-name="P17">Message to all : a client A send a ‘SMA’ to the server, the server send <text:tab/>‘SPM’ to all known client<text:span text:style-name="T50">s</text:span> (except A) <text:span text:style-name="T44">and wait ‘ERROR’ from all <text:tab/>objectiv </text:span><text:span text:style-name="T45">to<text:tab/>send <text:tab/>back ‘ERROR’ to A</text:span></text:p>
      <text:p text:style-name="P17"/>
      <text:p text:style-name="P23"><text:span text:style-name="T33">Private TCP connexion : a client A send a ‘PC’ packet to the server, </text:span><text:span text:style-name="T34">he <text:tab/>wait a ‘ERROR’ then</text:span><text:span text:style-name="T21"> he send a ‘</text:span><text:span text:style-name="T22">PC</text:span><text:span text:style-name="T21">’ </text:span><text:span text:style-name="T23">to the objectiv</text:span><text:span text:style-name="T21"> client and <text:tab/>wait to </text:span><text:span text:style-name="T35">finally </text:span><text:span text:style-name="T21">receive a ‘ERROR’ to relay it to A.</text:span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/>
      <text:p text:style-name="P28"/>
      <text:p text:style-name="P12"><text:span text:style-name="T4">E</text:span><text:span text:style-name="T2">rror codes</text:span></text:p>
      <text:p text:style-name="P13"><text:span text:style-name="T2"/></text:p>
      <text:p text:style-name="P28"><text:span text:style-name="T2"/></text:p>
      <text:p text:style-name="P28"><text:span text:style-name="T2"/></text:p>
      <table:table table:name="ErrorCodes" table:style-name="ErrorCodes">
        <table:table-column table:style-name="ErrorCodes.A"/>
        <table:table-column table:style-name="ErrorCodes.B"/>
        <table:table-row>
          <table:table-cell table:style-name="ErrorCodes.A1" office:value-type="string">
            <text:p text:style-name="P39">Value</text:p>
          </table:table-cell>
          <table:table-cell table:style-name="ErrorCodes.A1" office:value-type="string">
            <text:p text:style-name="P39">Meaning</text:p>
          </table:table-cell>
        </table:table-row>
        <table:table-row>
          <table:table-cell table:style-name="ErrorCodes.A1" office:value-type="string">
            <text:p text:style-name="P39">0</text:p>
          </table:table-cell>
          <table:table-cell table:style-name="ErrorCodes.A1" office:value-type="string">
            <text:p text:style-name="P39">OK</text:p>
          </table:table-cell>
        </table:table-row>
        <table:table-row>
          <table:table-cell table:style-name="ErrorCodes.A1" office:value-type="string">
            <text:p text:style-name="P39">1</text:p>
          </table:table-cell>
          <table:table-cell table:style-name="ErrorCodes.A1" office:value-type="string">
            <text:p text:style-name="P39">Pseudo already taken</text:p>
          </table:table-cell>
        </table:table-row>
        <table:table-row>
          <table:table-cell table:style-name="ErrorCodes.A1" office:value-type="string">
            <text:p text:style-name="P39">2</text:p>
          </table:table-cell>
          <table:table-cell table:style-name="ErrorCodes.A1" office:value-type="string">
            <text:p text:style-name="P39">Server out of capacity</text:p>
          </table:table-cell>
        </table:table-row>
        <table:table-row>
          <table:table-cell table:style-name="ErrorCodes.A1" office:value-type="string">
            <text:p text:style-name="P39">4</text:p>
          </table:table-cell>
          <table:table-cell table:style-name="ErrorCodes.A1" office:value-type="string">
            <text:p text:style-name="P39">Unreachable client</text:p>
          </table:table-cell>
        </table:table-row>
        <table:table-row>
          <table:table-cell table:style-name="ErrorCodes.A1" office:value-type="string">
            <text:p text:style-name="P39">5</text:p>
          </table:table-cell>
          <table:table-cell table:style-name="ErrorCodes.A1" office:value-type="string">
            <text:p text:style-name="P39">Conne<text:span text:style-name="T49">xi</text:span>on refused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 new Roman" svg:font-family="'Time new Roman'"/>
    <style:font-face style:name="Time new roman" svg:font-family="'Time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 new Roman" fo:font-size="12pt" officeooo:rsid="001af975" officeooo:paragraph-rsid="001af975" style:font-size-asian="12pt" style:font-size-complex="12pt"/>
    </style:style>
    <style:style style:name="MP2" style:family="paragraph" style:parent-style-name="Header">
      <style:text-properties style:font-name="Time new Roman" fo:font-size="12pt" officeooo:rsid="00176667" officeooo:paragraph-rsid="00176667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haramond<text:tab/><text:tab/>[Page <text:page-number text:select-page="current">5</text:page-number>]</text:p>
        <text:p text:style-name="MP1">Portefaix<text:tab/><text:tab/>February 2021</text:p>
        <text:p text:style-name="MP1"><text:tab/>ChatOS Protocol</text:p>
        <text:p text:style-name="MP1"/>
        <text:p text:style-name="MP1"/>
      </style:header>
      <loext:header-first>
        <text:p text:style-name="MP2">Network Working Group<text:tab/><text:tab/>L. Charamond</text:p>
        <text:p text:style-name="MP2">Update : 1<text:tab/><text:tab/>M. Portefaix</text:p>
        <text:p text:style-name="MP2"><text:tab/><text:tab/>Gustave Eiffel University – IGM</text:p>
        <text:p text:style-name="MP2"><text:tab/><text:tab/>February 2021</text:p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09:47:58.290673149</meta:creation-date>
    <dc:date>2021-02-28T15:47:39.805095451</dc:date>
    <meta:editing-duration>P1DT2H37M27S</meta:editing-duration>
    <meta:editing-cycles>139</meta:editing-cycles>
    <meta:generator>LibreOffice/6.4.6.2$Linux_X86_64 LibreOffice_project/40$Build-2</meta:generator>
    <meta:document-statistic meta:table-count="8" meta:image-count="0" meta:object-count="0" meta:page-count="5" meta:paragraph-count="96" meta:word-count="561" meta:character-count="2906" meta:non-whitespace-character-count="2422"/>
  </office:meta>
</office:document-meta>
</file>